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6pt" fo:font-weight="bold" style:font-size-asian="16pt" style:font-weight-asian="bold" style:font-size-complex="16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Heading_20_2">
      <style:text-properties fo:font-size="16pt" fo:font-weight="bold" style:font-size-asian="16pt" style:font-weight-asian="bold" style:font-size-complex="16pt" style:font-weight-complex="bold"/>
    </style:style>
    <style:style style:name="P6" style:family="paragraph" style:parent-style-name="Text_20_body" style:list-style-name="L1">
      <style:paragraph-properties fo:margin-top="0in" fo:margin-bottom="0in" style:contextual-spacing="false"/>
      <style:text-properties fo:font-weight="bold" style:font-weight-asian="bold" style:font-weight-complex="bold"/>
    </style:style>
    <style:style style:name="P7" style:family="paragraph" style:parent-style-name="Text_20_body" style:list-style-name="L1">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 Tell me about yourself</text:h>
      <text:p text:style-name="Text_20_body"><text:span text:style-name="Strong_20_Emphasis"><text:span text:style-name="T1">Ответ:</text:span></text:span></text:p>
      <text:p text:style-name="P2"><text:span text:style-name="Strong_20_Emphasis"><text:span text:style-name="T1">Hello Lumi, thank you for arranging the conversation. I’m a Senior DevOps / Data Infrastructure Engineer with 16 years of experience in high-availability environments, mainly in banking and energy. In my current role, I work with real-time data infrastructure built around Kafka, Apache Flink, ZooKeeper, ClickHouse, Kubernetes, CI/CD, and observability. The project I work on collects and processes cybersecurity events across the bank’s network in real time. Alongside my production work, I’ve also built a solid Azure foundation through Microsoft learning paths covering compute, storage, governance, security, monitoring, ARM templates, and Azure Pipelines, which makes this opportunity especially relevant to me.</text:span></text:span></text:p>
      <text:p text:style-name="P3"/>
      <text:h text:style-name="P1" text:outline-level="3">2) Why are you interested in this role?</text:h>
      <text:p text:style-name="Text_20_body"><text:span text:style-name="Strong_20_Emphasis"><text:span text:style-name="T1">Ответ:</text:span></text:span></text:p>
      <text:p text:style-name="P3">This role is very relevant to what I already do and what I want to focus on further. I’m particularly interested in Kafka ownership, real-time banking systems, platform reliability, and cloud-native infrastructure. The combination of event-driven architecture, observability, and direct impact on a bank’s core platform is especially attractive to me. </text:p>
      <text:h text:style-name="P1" text:outline-level="3">3) How strong is your Kafka experience?</text:h>
      <text:p text:style-name="Text_20_body"><text:span text:style-name="Strong_20_Emphasis"><text:span text:style-name="T1">Ответ:</text:span></text:span></text:p>
      <text:p text:style-name="P3">Kafka is part of my current production data platform and an important part of the real-time architecture I work with. My work includes supporting and operating the wider streaming ecosystem around Kafka, ZooKeeper, Apache Flink, and downstream analytical systems, with a strong focus on reliability, monitoring, troubleshooting, and production stability. I’ve worked in environments with multiple Kafka clusters and high-throughput data flows, so I’m comfortable with Kafka as a production-critical platform.</text:p>
      <text:p text:style-name="P3"/>
      <text:h text:style-name="P1" text:outline-level="3"><text:soft-page-break/>4) Have you worked on real-time pipelines in production?</text:h>
      <text:p text:style-name="Text_20_body"><text:span text:style-name="Strong_20_Emphasis"><text:span text:style-name="T1">Ответ:</text:span></text:span></text:p>
      <text:p text:style-name="P3">Yes. In my current banking environment, I support streaming pipelines built around Kafka, Apache Flink, and ZooKeeper, with processed data persisted into ClickHouse. These pipelines operate at multi-million events per second scale and are tied to fraud-related and analytical workloads, so stability and performance are critical. My role includes operational support, observability, troubleshooting, and improving platform reliability. </text:p>
      <text:h text:style-name="P1" text:outline-level="3">5) What is your experience with observability?</text:h>
      <text:p text:style-name="Text_20_body"><text:span text:style-name="Strong_20_Emphasis"><text:span text:style-name="T1">Ответ:</text:span></text:span></text:p>
      <text:p text:style-name="P3">Observability is one of the strongest parts of my background. I work with Prometheus, Grafana, Zabbix, and ELK to monitor infrastructure and streaming platforms, detect incidents early, troubleshoot issues, and improve overall reliability. In high-load production environments, observability is essential because you need to correlate metrics, logs, and platform behavior quickly under pressure. </text:p>
      <text:h text:style-name="P1" text:outline-level="3">6) What is your experience with CI/CD for data systems?</text:h>
      <text:p text:style-name="Text_20_body"><text:span text:style-name="Strong_20_Emphasis"><text:span text:style-name="T1">Ответ:</text:span></text:span></text:p>
      <text:p text:style-name="P3">I have hands-on experience building and maintaining CI/CD pipelines for operational and platform changes, mainly with Jenkins, Groovy, Git, and Ansible. In practice, this includes release delivery, configuration changes, and automating repetitive workflows to improve consistency across environments. For streaming and data systems, I see CI/CD as a way to reduce operational risk and improve change quality. </text:p>
      <text:h text:style-name="P1" text:outline-level="3">7) Do you have cloud-native and Kubernetes experience?</text:h>
      <text:p text:style-name="Text_20_body"><text:span text:style-name="Strong_20_Emphasis"><text:span text:style-name="T1">Ответ:</text:span></text:span></text:p>
      <text:p text:style-name="P3">Yes. I work with Kubernetes-based environments in production and support multiple large clusters, including workloads in Java, Python, and AI-related services. I also have hands-on experience with OpenShift, Docker, and Kubernetes-native operational practices, which is highly relevant for modern distributed platforms. </text:p>
      <text:h text:style-name="P1" text:outline-level="3"><text:soft-page-break/>8) What about Infrastructure as Code?</text:h>
      <text:p text:style-name="Text_20_body"><text:span text:style-name="Strong_20_Emphasis"><text:span text:style-name="T1">Ответ:</text:span></text:span></text:p>
      <text:p text:style-name="P3">I work with infrastructure automation and declarative operational practices, especially through Ansible and automated configuration delivery. I also have exposure to Infrastructure as Code concepts and related tooling, including Terraform and CloudFormation, and I’m comfortable with environments where provisioning, scaling, and failover need to be automated and standardized. </text:p>
      <text:h text:style-name="P1" text:outline-level="3">9) How do you fit a bank like Wio?</text:h>
      <text:p text:style-name="Text_20_body"><text:span text:style-name="Strong_20_Emphasis"><text:span text:style-name="T1">Ответ:</text:span></text:span></text:p>
      <text:p text:style-name="P3">I already work in a banking environment where real-time systems, stability, and fast incident response are critical. I’m comfortable with production systems that are business-critical and require strong reliability, operational discipline, and observability. That background fits well with a cloud-native, event-driven bank. </text:p>
      <text:h text:style-name="P1" text:outline-level="3">10) Are you open to relocation to Abu Dhabi or Dubai?</text:h>
      <text:p text:style-name="Text_20_body"><text:span text:style-name="Strong_20_Emphasis"><text:span text:style-name="T1">Ответ:</text:span></text:span></text:p>
      <text:p text:style-name="P3">Yes, I am open to relocation. I understand that the role starts remotely and later moves into supported relocation, and I’m comfortable with that.</text:p>
      <text:p text:style-name="P4"/>
      <text:p text:style-name="P4"/>
      <text:p text:style-name="P3">My project supports cybersecurity and uses Kafka to aggregate events across the bank’s global network in real time.</text:p>
      <text:p text:style-name="P4"/>
      <text:p text:style-name="Text_20_body"><text:span text:style-name="Strong_20_Emphasis"><text:span text:style-name="T1">“Have you actually used Azure in practice, or is this mainly training?”</text:span></text:span></text:p>
      <text:p text:style-name="P3">Лучший честный ответ:</text:p>
      <text:p text:style-name="Text_20_body"><text:span text:style-name="Strong_20_Emphasis"><text:span text:style-name="T1">My core production experience has been broader platform and data infrastructure work in high-availability environments, including streaming systems, Kubernetes, observability, and automation. My Azure knowledge is more structured and targeted through Microsoft learning paths and technical modules rather than being the dominant cloud in my recent production work. However, the areas I studied are directly relevant to platform engineering on Azure, and they build on engineering patterns I already use in production.</text:span></text:span></text:p>
      <text:p text:style-name="P4"><text:soft-page-break/></text:p>
      <text:p text:style-name="P2"><text:span text:style-name="Strong_20_Emphasis"><text:span text:style-name="T2">I have a solid Azure foundation through Microsoft learning paths covering compute, storage, governance, monitoring, ARM templates, Azure Pipelines, and Well-Architected principles. Combined with my production experience in distributed systems, Kubernetes, CI/CD, and observability, I believe that gives me a strong base for an Azure-based platform role.</text:span></text:span></text:p>
      <text:p text:style-name="P4"/>
      <text:p text:style-name="P4"/>
      <text:h text:style-name="P5" text:outline-level="2">Какие вопросы задать Lumi — обновленная версия</text:h>
      <text:list text:style-name="L1">
        <text:list-item>
          <text:p text:style-name="P6"><text:span text:style-name="Strong_20_Emphasis"><text:span text:style-name="T2">Is the Kafka platform already in production, or is the team still building major parts of it from the ground up?</text:span></text:span><text:span text:style-name="T2"> </text:span></text:p>
        </text:list-item>
        <text:list-item>
          <text:p text:style-name="P6"><text:span text:style-name="Strong_20_Emphasis"><text:span text:style-name="T2">How mature is the Azure data infrastructure today, and what are the biggest priorities for the new hire in the first few months?</text:span></text:span><text:span text:style-name="T2"> </text:span></text:p>
        </text:list-item>
        <text:list-item>
          <text:p text:style-name="P6"><text:span text:style-name="Strong_20_Emphasis"><text:span text:style-name="T2">How much of the role is focused on Kafka platform ownership versus broader collaboration with backend, data, and AI teams?</text:span></text:span><text:span text:style-name="T2"> </text:span></text:p>
        </text:list-item>
        <text:list-item>
          <text:p text:style-name="P6"><text:span text:style-name="Strong_20_Emphasis"><text:span text:style-name="T2">What are the main challenges today around reliability, observability, or scale?</text:span></text:span><text:span text:style-name="T2"> </text:span></text:p>
        </text:list-item>
        <text:list-item>
          <text:p text:style-name="P7"><text:span text:style-name="Strong_20_Emphasis"><text:span text:style-name="T2">Since the role reports directly to the CTO, what level of ownership and decision-making is expected from day one?</text:span></text:span></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228in" fo:margin-bottom="0.2398in" fo:margin-left="0.3957in" fo:margin-right="0.416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18:47:58.510873409</meta:creation-date>
    <dc:date>2026-04-20T14:33:26.542412902</dc:date>
    <meta:editing-duration>PT30M54S</meta:editing-duration>
    <meta:editing-cycles>7</meta:editing-cycles>
    <meta:generator>LibreOffice/25.8.5.2$Linux_X86_64 LibreOffice_project/580$Build-2</meta:generator>
    <meta:document-statistic meta:table-count="0" meta:image-count="0" meta:object-count="0" meta:page-count="4" meta:paragraph-count="41" meta:word-count="892" meta:character-count="6176" meta:non-whitespace-character-count="5318"/>
  </office:meta>
</office:document-meta>
</file>